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19fda2" officeooo:paragraph-rsid="0019fda2"/>
    </style:style>
    <style:style style:name="P2" style:family="paragraph" style:parent-style-name="Standard">
      <style:paragraph-properties fo:text-align="start" style:justify-single-word="false"/>
      <style:text-properties officeooo:rsid="0019fda2" officeooo:paragraph-rsid="001de6fa"/>
    </style:style>
    <style:style style:name="P3" style:family="paragraph" style:parent-style-name="Standard">
      <style:paragraph-properties fo:text-align="start" style:justify-single-word="false"/>
      <style:text-properties officeooo:rsid="0019fda2" officeooo:paragraph-rsid="002c48c2"/>
    </style:style>
    <style:style style:name="P4" style:family="paragraph" style:parent-style-name="Standard">
      <style:paragraph-properties fo:text-align="start" style:justify-single-word="false"/>
      <style:text-properties officeooo:rsid="001bf6aa" officeooo:paragraph-rsid="001bf6aa"/>
    </style:style>
    <style:style style:name="P5" style:family="paragraph" style:parent-style-name="Standard">
      <style:paragraph-properties fo:text-align="start" style:justify-single-word="false"/>
      <style:text-properties fo:font-weight="bold" officeooo:rsid="0019fda2" officeooo:paragraph-rsid="0019fda2" style:font-weight-asian="bold" style:font-weight-complex="bold"/>
    </style:style>
    <style:style style:name="P6" style:family="paragraph" style:parent-style-name="Standard">
      <style:paragraph-properties fo:text-align="start" style:justify-single-word="false"/>
      <style:text-properties fo:font-weight="bold" officeooo:rsid="0019fda2" officeooo:paragraph-rsid="001c416b" style:font-weight-asian="bold" style:font-weight-complex="bold"/>
    </style:style>
    <style:style style:name="P7" style:family="paragraph" style:parent-style-name="Standard">
      <style:paragraph-properties fo:text-align="start" style:justify-single-word="false"/>
      <style:text-properties fo:font-weight="bold" officeooo:rsid="0019fda2" officeooo:paragraph-rsid="001de6fa" style:font-weight-asian="bold" style:font-weight-complex="bold"/>
    </style:style>
    <style:style style:name="P8" style:family="paragraph" style:parent-style-name="Standard">
      <style:paragraph-properties fo:text-align="start" style:justify-single-word="false"/>
      <style:text-properties fo:font-weight="bold" officeooo:rsid="001bf6aa" officeooo:paragraph-rsid="001bf6aa" style:font-weight-asian="bold" style:font-weight-complex="bold"/>
    </style:style>
    <style:style style:name="P9" style:family="paragraph" style:parent-style-name="Standard">
      <style:paragraph-properties fo:text-align="start" style:justify-single-word="false"/>
      <style:text-properties fo:font-weight="bold" officeooo:rsid="001bf6aa" officeooo:paragraph-rsid="001de6fa" style:font-weight-asian="bold" style:font-weight-complex="bold"/>
    </style:style>
    <style:style style:name="P10" style:family="paragraph" style:parent-style-name="Standard">
      <style:paragraph-properties fo:text-align="start" style:justify-single-word="false"/>
      <style:text-properties fo:font-weight="bold" officeooo:rsid="001fbc7c" officeooo:paragraph-rsid="001fbc7c" style:font-weight-asian="bold" style:font-weight-complex="bold"/>
    </style:style>
    <style:style style:name="P11" style:family="paragraph" style:parent-style-name="Standard">
      <style:paragraph-properties fo:text-align="start" style:justify-single-word="false"/>
      <style:text-properties fo:font-weight="bold" officeooo:rsid="002c48c2" officeooo:paragraph-rsid="003d310f" style:font-weight-asian="bold" style:font-weight-complex="bold"/>
    </style:style>
    <style:style style:name="P12" style:family="paragraph" style:parent-style-name="Standard">
      <style:paragraph-properties fo:text-align="start" style:justify-single-word="false"/>
      <style:text-properties fo:font-weight="bold" officeooo:rsid="002c48c2" officeooo:paragraph-rsid="003ebcf4" style:font-weight-asian="bold" style:font-weight-complex="bold"/>
    </style:style>
    <style:style style:name="P13" style:family="paragraph" style:parent-style-name="Standard">
      <style:paragraph-properties fo:text-align="start" style:justify-single-word="false"/>
      <style:text-properties fo:font-weight="bold" officeooo:rsid="003ebcf4" officeooo:paragraph-rsid="003ebcf4"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19fda2" officeooo:paragraph-rsid="0019fda2"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19fda2" officeooo:paragraph-rsid="001de6fa" style:font-weight-asian="bold" style:font-weight-complex="bold"/>
    </style:style>
    <style:style style:name="P1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fda2" officeooo:paragraph-rsid="0019fda2"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weight="normal" officeooo:rsid="001de6fa" officeooo:paragraph-rsid="001de6fa" style:font-weight-asian="normal" style:font-weight-complex="normal"/>
    </style:style>
    <style:style style:name="P18" style:family="paragraph" style:parent-style-name="Standard">
      <style:paragraph-properties fo:text-align="start" style:justify-single-word="false"/>
      <style:text-properties fo:font-weight="normal" officeooo:rsid="001de6fa" officeooo:paragraph-rsid="001e430e" style:font-weight-asian="normal" style:font-weight-complex="normal"/>
    </style:style>
    <style:style style:name="P19" style:family="paragraph" style:parent-style-name="Standard">
      <style:paragraph-properties fo:text-align="start" style:justify-single-word="false"/>
      <style:text-properties fo:font-weight="normal" officeooo:rsid="0019fda2" officeooo:paragraph-rsid="001de6fa" style:font-weight-asian="normal" style:font-weight-complex="normal"/>
    </style:style>
    <style:style style:name="P20" style:family="paragraph" style:parent-style-name="Standard">
      <style:paragraph-properties fo:text-align="start" style:justify-single-word="false"/>
      <style:text-properties fo:font-weight="normal" officeooo:rsid="001e430e" officeooo:paragraph-rsid="001e430e" style:font-weight-asian="normal" style:font-weight-complex="normal"/>
    </style:style>
    <style:style style:name="P21" style:family="paragraph" style:parent-style-name="Standard">
      <style:paragraph-properties fo:text-align="start" style:justify-single-word="false"/>
      <style:text-properties fo:font-weight="normal" officeooo:rsid="00215e00" officeooo:paragraph-rsid="00239ce1" style:font-weight-asian="normal" style:font-weight-complex="normal"/>
    </style:style>
    <style:style style:name="P22" style:family="paragraph" style:parent-style-name="Standard">
      <style:paragraph-properties fo:text-align="start" style:justify-single-word="false"/>
      <style:text-properties fo:font-weight="normal" officeooo:rsid="00266316" officeooo:paragraph-rsid="00266316" style:font-weight-asian="normal" style:font-weight-complex="normal"/>
    </style:style>
    <style:style style:name="P23" style:family="paragraph" style:parent-style-name="Standard">
      <style:paragraph-properties fo:text-align="start" style:justify-single-word="false"/>
      <style:text-properties fo:font-weight="normal" officeooo:rsid="002c48c2" officeooo:paragraph-rsid="002c48c2" style:font-weight-asian="normal" style:font-weight-complex="normal"/>
    </style:style>
    <style:style style:name="P24" style:family="paragraph" style:parent-style-name="Standard">
      <style:paragraph-properties fo:text-align="start" style:justify-single-word="false"/>
      <style:text-properties fo:font-weight="normal" officeooo:rsid="002c48c2" officeooo:paragraph-rsid="003ebcf4" style:font-weight-asian="normal" style:font-weight-complex="normal"/>
    </style:style>
    <style:style style:name="P25" style:family="paragraph" style:parent-style-name="Standard">
      <style:paragraph-properties fo:text-align="start" style:justify-single-word="false"/>
      <style:text-properties fo:font-weight="normal" officeooo:rsid="002a90b5" officeooo:paragraph-rsid="002c48c2" style:font-weight-asian="normal" style:font-weight-complex="normal"/>
    </style:style>
    <style:style style:name="P26" style:family="paragraph" style:parent-style-name="Standard">
      <style:paragraph-properties fo:text-align="start" style:justify-single-word="false"/>
      <style:text-properties fo:font-weight="normal" officeooo:rsid="002a90b5" officeooo:paragraph-rsid="002f38f1" style:font-weight-asian="normal" style:font-weight-complex="normal"/>
    </style:style>
    <style:style style:name="P27" style:family="paragraph" style:parent-style-name="Standard">
      <style:paragraph-properties fo:text-align="start" style:justify-single-word="false"/>
      <style:text-properties fo:font-weight="normal" officeooo:rsid="002a90b5" officeooo:paragraph-rsid="003ebcf4" style:font-weight-asian="normal" style:font-weight-complex="normal"/>
    </style:style>
    <style:style style:name="P28" style:family="paragraph" style:parent-style-name="Standard">
      <style:paragraph-properties fo:text-align="start" style:justify-single-word="false"/>
      <style:text-properties fo:font-weight="normal" officeooo:rsid="00288941" officeooo:paragraph-rsid="00288941" style:font-weight-asian="normal" style:font-weight-complex="normal"/>
    </style:style>
    <style:style style:name="P29" style:family="paragraph" style:parent-style-name="Standard">
      <style:paragraph-properties fo:text-align="start" style:justify-single-word="false"/>
      <style:text-properties fo:font-weight="normal" officeooo:rsid="00421bdd" officeooo:paragraph-rsid="00421bdd" style:font-weight-asian="normal" style:font-weight-complex="normal"/>
    </style:style>
    <style:style style:name="P30" style:family="paragraph" style:parent-style-name="Standard">
      <style:paragraph-properties fo:text-align="start" style:justify-single-word="false"/>
      <style:text-properties fo:font-style="italic" officeooo:rsid="0019fda2" officeooo:paragraph-rsid="0019fda2" style:font-style-asian="italic" style:font-style-complex="italic"/>
    </style:style>
    <style:style style:name="P31" style:family="paragraph" style:parent-style-name="Standard">
      <style:paragraph-properties fo:text-align="start" style:justify-single-word="false"/>
      <style:text-properties fo:font-style="italic" officeooo:rsid="0019fda2" officeooo:paragraph-rsid="001de6fa" style:font-style-asian="italic" style:font-style-complex="italic"/>
    </style:style>
    <style:style style:name="P32" style:family="paragraph" style:parent-style-name="Standard">
      <style:paragraph-properties fo:text-align="start" style:justify-single-word="false"/>
      <style:text-properties fo:font-style="italic" officeooo:rsid="002a810e" officeooo:paragraph-rsid="002a810e" style:font-style-asian="italic" style:font-style-complex="italic"/>
    </style:style>
    <style:style style:name="P33" style:family="paragraph" style:parent-style-name="Standard">
      <style:paragraph-properties fo:text-align="start" style:justify-single-word="false"/>
      <style:text-properties fo:font-style="normal" fo:font-weight="normal" officeooo:rsid="001de6fa" officeooo:paragraph-rsid="001fbc7c"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officeooo:rsid="00288941" officeooo:paragraph-rsid="00288941"/>
    </style:style>
    <style:style style:name="P35" style:family="paragraph" style:parent-style-name="Standard">
      <style:paragraph-properties fo:text-align="start" style:justify-single-word="false"/>
      <style:text-properties officeooo:rsid="002a810e" officeooo:paragraph-rsid="002a810e"/>
    </style:style>
    <style:style style:name="P36" style:family="paragraph" style:parent-style-name="Standard">
      <style:paragraph-properties fo:text-align="start" style:justify-single-word="false"/>
      <style:text-properties officeooo:rsid="002a90b5" officeooo:paragraph-rsid="002a90b5"/>
    </style:style>
    <style:style style:name="P37" style:family="paragraph" style:parent-style-name="Standard">
      <style:paragraph-properties fo:text-align="start" style:justify-single-word="false"/>
      <style:text-properties officeooo:rsid="002a90b5" officeooo:paragraph-rsid="002f38f1"/>
    </style:style>
    <style:style style:name="P38" style:family="paragraph" style:parent-style-name="Standard">
      <style:paragraph-properties fo:text-align="start" style:justify-single-word="false"/>
      <style:text-properties fo:font-weight="bold" officeooo:rsid="001bf6aa" officeooo:paragraph-rsid="001de6fa" style:font-weight-asian="bold" style:font-weight-complex="bold"/>
    </style:style>
    <style:style style:name="P39" style:family="paragraph" style:parent-style-name="Standard">
      <style:paragraph-properties fo:text-align="start" style:justify-single-word="false"/>
      <style:text-properties fo:font-weight="normal" officeooo:rsid="00421bdd" officeooo:paragraph-rsid="00421bdd" style:font-weight-asian="normal" style:font-weight-complex="normal"/>
    </style:style>
    <style:style style:name="P40" style:family="paragraph" style:parent-style-name="Standard">
      <style:paragraph-properties fo:text-align="start" style:justify-single-word="false"/>
      <style:text-properties fo:font-weight="normal" officeooo:rsid="00421bdd" officeooo:paragraph-rsid="0044092b" style:font-weight-asian="normal" style:font-weight-complex="normal"/>
    </style:style>
    <style:style style:name="T1" style:family="text">
      <style:text-properties officeooo:rsid="001c416b"/>
    </style:style>
    <style:style style:name="T2" style:family="text">
      <style:text-properties officeooo:rsid="001de6fa"/>
    </style:style>
    <style:style style:name="T3" style:family="text">
      <style:text-properties fo:font-weight="normal" style:font-weight-asian="normal" style:font-weight-complex="normal"/>
    </style:style>
    <style:style style:name="T4" style:family="text">
      <style:text-properties fo:font-weight="normal" officeooo:rsid="001de6fa" style:font-weight-asian="normal" style:font-weight-complex="normal"/>
    </style:style>
    <style:style style:name="T5" style:family="text">
      <style:text-properties fo:font-weight="normal" officeooo:rsid="001e430e" style:font-weight-asian="normal" style:font-weight-complex="normal"/>
    </style:style>
    <style:style style:name="T6" style:family="text">
      <style:text-properties fo:font-weight="normal" officeooo:rsid="001e541c" style:font-weight-asian="normal" style:font-weight-complex="normal"/>
    </style:style>
    <style:style style:name="T7" style:family="text">
      <style:text-properties officeooo:rsid="001e430e"/>
    </style:style>
    <style:style style:name="T8" style:family="text">
      <style:text-properties officeooo:rsid="001e541c"/>
    </style:style>
    <style:style style:name="T9" style:family="text">
      <style:text-properties officeooo:rsid="00239ce1"/>
    </style:style>
    <style:style style:name="T10" style:family="text">
      <style:text-properties officeooo:rsid="00274c8c"/>
    </style:style>
    <style:style style:name="T11" style:family="text">
      <style:text-properties officeooo:rsid="00288941"/>
    </style:style>
    <style:style style:name="T12" style:family="text">
      <style:text-properties officeooo:rsid="002a810e"/>
    </style:style>
    <style:style style:name="T13" style:family="text">
      <style:text-properties officeooo:rsid="002c48c2"/>
    </style:style>
    <style:style style:name="T14" style:family="text">
      <style:text-properties officeooo:rsid="002d2f17"/>
    </style:style>
    <style:style style:name="T15" style:family="text">
      <style:text-properties officeooo:rsid="002ef221"/>
    </style:style>
    <style:style style:name="T16" style:family="text">
      <style:text-properties officeooo:rsid="002f38f1"/>
    </style:style>
    <style:style style:name="T17" style:family="text">
      <style:text-properties officeooo:rsid="00307eda"/>
    </style:style>
    <style:style style:name="T18" style:family="text">
      <style:text-properties officeooo:rsid="0032624e"/>
    </style:style>
    <style:style style:name="T19" style:family="text">
      <style:text-properties officeooo:rsid="0037b7f8"/>
    </style:style>
    <style:style style:name="T20" style:family="text">
      <style:text-properties officeooo:rsid="003d310f"/>
    </style:style>
    <style:style style:name="T21" style:family="text">
      <style:text-properties officeooo:rsid="003ebcf4"/>
    </style:style>
    <style:style style:name="T22" style:family="text">
      <style:text-properties officeooo:rsid="0019fda2"/>
    </style:style>
    <style:style style:name="T23" style:family="text">
      <style:text-properties officeooo:rsid="004409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Formative Assignment</text:p>
      <text:p text:style-name="P1"/>
      <text:p text:style-name="P14">Exercise 1: </text:p>
      <text:p text:style-name="P8">Answer:</text:p>
      <text:p text:style-name="P4">Decrypted, the result is ALICELOVESBOBBUTBOBDOESNOTLOVEALICE and the key number is 5</text:p>
      <text:p text:style-name="P6">Code Implemented <text:span text:style-name="T1">(Python)</text:span>: </text:p>
      <text:p text:style-name="P30">import numpy as np</text:p>
      <text:p text:style-name="P30">import math as m</text:p>
      <text:p text:style-name="P30">import binascii as biasc</text:p>
      <text:p text:style-name="P30">import cryptography as crypto</text:p>
      <text:p text:style-name="P30"/>
      <text:p text:style-name="P30">class RailFence:</text:p>
      <text:p text:style-name="P30"><text:s text:c="4"/>def initialise():</text:p>
      <text:p text:style-name="P30"><text:s text:c="8"/>print("Hello World")</text:p>
      <text:p text:style-name="P30"><text:s text:c="8"/>usr_inp = "hello world"</text:p>
      <text:p text:style-name="P30"><text:s text:c="8"/>usr_inp = "To be or not to be"</text:p>
      <text:p text:style-name="P30"><text:s text:c="8"/>usr_inp = "tobeornottobe"</text:p>
      <text:p text:style-name="P30"><text:s text:c="8"/>exerone="AVUEVLETSEISBNACBOOLEOBTILBDLCOBOOE"</text:p>
      <text:p text:style-name="P30"><text:s text:c="8"/>key = 5</text:p>
      <text:p text:style-name="P30"><text:s text:c="8"/>keytest = 5</text:p>
      <text:p text:style-name="P30"><text:s text:c="8"/>inp = "ALICELOVESBOBBUTBOBDOESNOTLOVEALICE"</text:p>
      <text:p text:style-name="P30"><text:s text:c="8"/>cipher = RailFence.Encrypt(key, usr_inp)</text:p>
      <text:p text:style-name="P30"><text:s text:c="8"/>cipher2 = RailFence.Encrypt(keytest, inp)</text:p>
      <text:p text:style-name="P30"><text:s text:c="8"/>print(cipher2)</text:p>
      <text:p text:style-name="P30"><text:s text:c="8"/>#print (cipher)</text:p>
      <text:p text:style-name="P30"><text:s text:c="8"/>for i in range(2,len(exerone)):</text:p>
      <text:p text:style-name="P30"><text:s text:c="12"/>orig = RailFence.Decrypt(i, exerone)</text:p>
      <text:p text:style-name="P30"><text:s text:c="12"/>print(orig)</text:p>
      <text:p text:style-name="P30"><text:s text:c="8"/>for j in range(2, len(usr_inp)):</text:p>
      <text:p text:style-name="P30"><text:s text:c="12"/>orig = RailFence.Decrypt(j, cipher)</text:p>
      <text:p text:style-name="P30"><text:s text:c="12"/>print(orig)</text:p>
      <text:p text:style-name="P30"><text:s text:c="4"/></text:p>
      <text:p text:style-name="P30"><text:s text:c="4"/></text:p>
      <text:p text:style-name="P30"><text:s text:c="4"/>def Encrypt(k, inp):</text:p>
      <text:p text:style-name="P30"><text:s text:c="8"/>print("Encrypting...")</text:p>
      <text:p text:style-name="P30"><text:s text:c="8"/>print("Key is " + str(k))</text:p>
      <text:p text:style-name="P30"><text:s text:c="8"/>colsize = k</text:p>
      <text:p text:style-name="P30"><text:s text:c="8"/>colcount = 0</text:p>
      <text:p text:style-name="P30"><text:s text:c="8"/>rowsize = m.ceil(len(inp) / colsize)</text:p>
      <text:p text:style-name="P30"><text:s text:c="8"/>#print(rowsize)</text:p>
      <text:p text:style-name="P30"><text:s text:c="8"/>rowcount = 0</text:p>
      <text:p text:style-name="P30"><text:s text:c="8"/>store = np.empty([colsize, rowsize], dtype = str)</text:p>
      <text:p text:style-name="P30"><text:s text:c="8"/>#print(store.shape)</text:p>
      <text:p text:style-name="P30"><text:s text:c="8"/>for chars in inp:</text:p>
      <text:p text:style-name="P30"><text:s text:c="12"/>#print(chars)</text:p>
      <text:p text:style-name="P30"><text:s text:c="12"/>if colcount &lt; colsize:</text:p>
      <text:p text:style-name="P30"><text:soft-page-break/><text:s text:c="16"/>store[colcount, rowcount] = chars</text:p>
      <text:p text:style-name="P30"><text:s text:c="16"/>colcount+=1</text:p>
      <text:p text:style-name="P30"><text:s text:c="12"/>else :</text:p>
      <text:p text:style-name="P30"><text:s text:c="16"/>colcount = 0</text:p>
      <text:p text:style-name="P30"><text:s text:c="16"/>rowcount+=1</text:p>
      <text:p text:style-name="P30"><text:s text:c="16"/>store[colcount, rowcount] = chars</text:p>
      <text:p text:style-name="P30"><text:s text:c="16"/>colcount+=1</text:p>
      <text:p text:style-name="P30"><text:s text:c="4"/></text:p>
      <text:p text:style-name="P30"><text:s text:c="8"/>ciphertext = ""</text:p>
      <text:p text:style-name="P30"><text:s text:c="8"/>colcount = 0</text:p>
      <text:p text:style-name="P30"><text:s text:c="8"/>rowcount = 0</text:p>
      <text:p text:style-name="P30"><text:s text:c="8"/>for char2 in inp:</text:p>
      <text:p text:style-name="P30"><text:s text:c="12"/>if rowcount &lt; rowsize:</text:p>
      <text:p text:style-name="P30"><text:s text:c="16"/>temp = str(store[colcount, rowcount])</text:p>
      <text:p text:style-name="P30"><text:s text:c="16"/>#print (temp)</text:p>
      <text:p text:style-name="P30"><text:s text:c="16"/>ciphertext += temp</text:p>
      <text:p text:style-name="P30"><text:s text:c="16"/>rowcount+=1</text:p>
      <text:p text:style-name="P30"><text:s text:c="12"/>else :</text:p>
      <text:p text:style-name="P30"><text:s text:c="16"/>rowcount = 0</text:p>
      <text:p text:style-name="P30"><text:s text:c="16"/>colcount+=1</text:p>
      <text:p text:style-name="P30"><text:s text:c="16"/>ciphertext += str(store[colcount, rowcount])</text:p>
      <text:p text:style-name="P30"><text:s text:c="16"/>rowcount+=1</text:p>
      <text:p text:style-name="P30"><text:s text:c="8"/>print(store)</text:p>
      <text:p text:style-name="P30"><text:s text:c="8"/>print("Done")</text:p>
      <text:p text:style-name="P30"><text:s text:c="8"/>return ciphertext</text:p>
      <text:p text:style-name="P30"><text:s text:c="8"/></text:p>
      <text:p text:style-name="P30"><text:s text:c="7"/></text:p>
      <text:p text:style-name="P30"><text:s text:c="4"/>def Decrypt(k, inp):</text:p>
      <text:p text:style-name="P30"><text:s text:c="8"/>print("Decrypting...")</text:p>
      <text:p text:style-name="P30"><text:s text:c="8"/>print("Key is " + str(k))</text:p>
      <text:p text:style-name="P30"><text:s text:c="8"/>origplain = ""</text:p>
      <text:p text:style-name="P30"><text:s text:c="8"/>colsize = m.ceil(len(inp) / k)</text:p>
      <text:p text:style-name="P30"><text:s text:c="8"/>colcount = 0</text:p>
      <text:p text:style-name="P30"><text:s text:c="8"/>rowsize = k</text:p>
      <text:p text:style-name="P30"><text:s text:c="8"/>rowcount = 0</text:p>
      <text:p text:style-name="P30"><text:s text:c="8"/>store = np.empty([rowsize, colsize], dtype = str)</text:p>
      <text:p text:style-name="P30"><text:s text:c="8"/>for chars in inp:</text:p>
      <text:p text:style-name="P30"><text:s text:c="12"/>if rowcount &lt; rowsize:</text:p>
      <text:p text:style-name="P30"><text:s text:c="16"/>store[rowcount, colcount] = chars</text:p>
      <text:p text:style-name="P30"><text:s text:c="16"/>rowcount+=1</text:p>
      <text:p text:style-name="P30"><text:s text:c="12"/>else :</text:p>
      <text:p text:style-name="P30"><text:s text:c="16"/>rowcount = 0</text:p>
      <text:p text:style-name="P30"><text:s text:c="16"/>colcount+=1</text:p>
      <text:p text:style-name="P30"><text:s text:c="16"/>store[rowcount, colcount] = chars</text:p>
      <text:p text:style-name="P30"><text:s text:c="16"/>rowcount+=1</text:p>
      <text:p text:style-name="P30"><text:s text:c="8"/>#print(store)</text:p>
      <text:p text:style-name="P30"><text:s text:c="8"/>colcount = 0</text:p>
      <text:p text:style-name="P30"><text:s text:c="8"/>rowcount = 0</text:p>
      <text:p text:style-name="P30"><text:soft-page-break/><text:s text:c="8"/>for chars2 in inp:</text:p>
      <text:p text:style-name="P30"><text:s text:c="12"/>#print(str(rowcount) + " " + str(colcount))</text:p>
      <text:p text:style-name="P30"><text:s text:c="12"/>if colcount &lt; colsize:</text:p>
      <text:p text:style-name="P30"><text:s text:c="16"/>origplain += store[rowcount, colcount]</text:p>
      <text:p text:style-name="P30"><text:s text:c="16"/>colcount+=1</text:p>
      <text:p text:style-name="P30"><text:s text:c="12"/>else :</text:p>
      <text:p text:style-name="P30"><text:s text:c="16"/>colcount = 0</text:p>
      <text:p text:style-name="P30"><text:s text:c="16"/>rowcount+=1</text:p>
      <text:p text:style-name="P30"><text:s text:c="16"/>#print(rowcount)</text:p>
      <text:p text:style-name="P30"><text:s text:c="16"/>origplain += store[rowcount, colcount]</text:p>
      <text:p text:style-name="P30"><text:s text:c="16"/></text:p>
      <text:p text:style-name="P30"><text:s text:c="16"/>colcount+=1</text:p>
      <text:p text:style-name="P30"><text:s text:c="8"/>return origplain</text:p>
      <text:p text:style-name="P5">Further Explanation:</text:p>
      <text:p text:style-name="P21">The code has both an encryption and decryption function so I could check that the process could be reversed. As stated in the algorithm the plaintext is split into columns of size key and seperately written in rows, then the ciphertext is acquired by reading down the rows, <text:span text:style-name="T9">Decryption is simply the reversal of this procedure as shown above.</text:span></text:p>
      <text:p text:style-name="P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Exercise <text:span text:style-name="T2">2</text:span>: </text:p>
      <text:p text:style-name="P9">Answer:</text:p>
      <text:p text:style-name="P17">The output of the feistel encryption was (9,2)</text:p>
      <text:p text:style-name="P7">Code Implemented <text:span text:style-name="T1">(Python)</text:span>: </text:p>
      <text:p text:style-name="P31">class feistel:</text:p>
      <text:p text:style-name="P31"><text:s text:c="4"/>def initialise():</text:p>
      <text:p text:style-name="P31"><text:s text:c="8"/>print("initialising")</text:p>
      <text:p text:style-name="P31"><text:s text:c="8"/>Keyprime = 89</text:p>
      <text:p text:style-name="P31"><text:s text:c="8"/>Keyzero = ((Keyprime + 75 * 0)%256)</text:p>
      <text:p text:style-name="P31"><text:s text:c="8"/>Keyone = ((Keyprime + 75 * 1)%256)</text:p>
      <text:p text:style-name="P31"><text:s text:c="8"/>print(Keyone)</text:p>
      <text:p text:style-name="P31"><text:s text:c="8"/>Leftinp = 86</text:p>
      <text:p text:style-name="P31"><text:s text:c="8"/>Rightinp = 83</text:p>
      <text:p text:style-name="P31"><text:s text:c="8"/>feistel.encr(Leftinp, Rightinp, Keyzero, Keyone)</text:p>
      <text:p text:style-name="P31"><text:s text:c="8"/>Leftinp = 9</text:p>
      <text:p text:style-name="P31"><text:s text:c="8"/>Rightinp = 2</text:p>
      <text:p text:style-name="P31"><text:s text:c="8"/>feistel.decr(Leftinp, Rightinp, Keyzero, Keyone)</text:p>
      <text:p text:style-name="P31"><text:s text:c="8"/></text:p>
      <text:p text:style-name="P31"><text:s text:c="4"/>def encr (left, right, kz, ko):</text:p>
      <text:p text:style-name="P31"><text:s text:c="8"/>leftout = right</text:p>
      <text:p text:style-name="P31"><text:s text:c="8"/>feistfunczero = ((127 * (kz + right))% 256)</text:p>
      <text:p text:style-name="P31"><text:s text:c="8"/>rightout = left ^ feistfunczero </text:p>
      <text:p text:style-name="P31"><text:s text:c="8"/>left = leftout</text:p>
      <text:p text:style-name="P31"><text:s text:c="8"/>right = rightout</text:p>
      <text:p text:style-name="P31"><text:s text:c="8"/>rightout = right</text:p>
      <text:p text:style-name="P31"><text:s text:c="8"/>feistfuncone= ((127 * (ko + right))% 256)</text:p>
      <text:p text:style-name="P31"><text:s text:c="8"/>leftout = left ^ feistfuncone</text:p>
      <text:p text:style-name="P31"><text:s text:c="8"/>ciphertext = str(leftout) + " " + str(rightout)</text:p>
      <text:p text:style-name="P31"><text:s text:c="8"/>print(ciphertext)</text:p>
      <text:p text:style-name="P31"><text:s text:c="8"/></text:p>
      <text:p text:style-name="P31"><text:s text:c="4"/>def decr (left, right, kz, ko):</text:p>
      <text:p text:style-name="P31"><text:s text:c="8"/>leftout = right</text:p>
      <text:p text:style-name="P31"><text:s text:c="8"/>feistfunczero = ((127 * (ko + right))% 256)</text:p>
      <text:p text:style-name="P31"><text:s text:c="8"/>rightout = left ^ feistfunczero </text:p>
      <text:p text:style-name="P31"><text:s text:c="8"/>left = leftout</text:p>
      <text:p text:style-name="P31"><text:s text:c="8"/>right = rightout</text:p>
      <text:p text:style-name="P31"><text:s text:c="8"/>rightout = right</text:p>
      <text:p text:style-name="P31"><text:s text:c="8"/>feistfuncone= ((127 * (kz + right))% 256)</text:p>
      <text:p text:style-name="P31"><text:s text:c="8"/>leftout = left ^ feistfuncone</text:p>
      <text:p text:style-name="P31"><text:s text:c="8"/>plaintext = str(leftout) + " " + str(rightout)</text:p>
      <text:p text:style-name="P31"><text:s text:c="8"/>print(plaintext)</text:p>
      <text:p text:style-name="P2"/>
      <text:p text:style-name="P7">Further Explanation:</text:p>
      <text:p text:style-name="P22">This task involved simply following the instructions given <text:span text:style-name="T10">and then creating a decryption function to test the outputted results were correct.</text:span></text:p>
      <text:p text:style-name="P7"/>
      <text:p text:style-name="P15"/>
      <text:p text:style-name="P15"/>
      <text:p text:style-name="P15"><text:soft-page-break/>Exercise <text:span text:style-name="T2">3</text:span>: </text:p>
      <text:p text:style-name="P9">Answer: </text:p>
      <text:p text:style-name="P33">The output has changed as <text:span text:style-name="T7">the Sbox and Pbox are implimented, every other part of the implimentation does not change the zeros - 0000000000000000000000000000000011011000110110001101101110111100</text:span></text:p>
      <text:p text:style-name="P7">Code Implemented:<text:span text:style-name="T3"> </text:span></text:p>
      <text:p text:style-name="P2"><text:span text:style-name="T4">None</text:span><text:span text:style-name="T3"> </text:span></text:p>
      <text:p text:style-name="P7">Further Explanation:</text:p>
      <text:p text:style-name="P19">All values are zero so Initial permutation and the key schedule/rotations will do nothing to change the items. This is the same within the feistel function for expansion and round key addition, all of which will just output <text:span text:style-name="T2">a Zeros. </text:span>The SBox and PBox are where changes occur, <text:span text:style-name="T2">as they both have distinctive arrays that are used to replace the inputted bits.</text:span></text:p>
      <text:p text:style-name="P18">Sbox <text:span text:style-name="T7">O</text:span>utput –</text:p>
      <text:p text:style-name="P18"><text:tab/>(Denary) 14,15,10,7,2,12,4,13</text:p>
      <text:p text:style-name="P18"><text:tab/><text:tab/> <text:s text:c="4"/><text:span text:style-name="T7">1234,5678,9012,3456,7890,1234,5678,9012</text:span></text:p>
      <text:p text:style-name="P18"><text:tab/>(Binary) 1110,1111,1010,0111,0010,1<text:span text:style-name="T8">10</text:span>0,0100,1<text:span text:style-name="T8">10</text:span>1</text:p>
      <text:p text:style-name="P20">Pbox Output - </text:p>
      <text:p text:style-name="P7"><text:span text:style-name="T5"><text:tab/>(Binary) 1101,</text:span><text:span text:style-name="T6">1000,1101,1000,1101,1011,1011,1100</text:span></text:p>
      <text:p text:style-name="P10"><text:span text:style-name="T6">T</text:span><text:span text:style-name="T3">his output will then be XORd with the right input but based on how XOR works none of the values will be changed, finally the left output (which is all zeros) will have the right output appended to it, giving the answer shown above.</text:span></text:p>
      <text:p text:style-name="P7"/>
      <text:p text:style-name="P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Exercise <text:span text:style-name="T2">4:</text:span> </text:p>
      <text:p text:style-name="P9">Answer:</text:p>
      <text:p text:style-name="P40">nitially the part of the question about bits changing was not clear enough and so both output<text:span text:style-name="T23">s</text:span> are included in the answer, I believe the comparison of rounds between X and Y to be the correct implimentation as it shows the algorithm working more succin<text:span text:style-name="T23">c</text:span>tly but I believed it best to have both to be sure.</text:p>
      <text:p text:style-name="P28"><text:span text:style-name="T17">In the first round of both implimentations</text:span> <text:span text:style-name="T19">the change in bits is significantly lower than all other rounds, this is mostly due to the number of zeros in both originals, they both rise to above fifty percent and stay in it’s close proximity in later rounds, this shows that the algorithm is sound in it’s attempts at randomness.</text:span></text:p>
      <text:p text:style-name="P29">In terms of difference between rounds, the difference seems to increase as the rounds go on, this shows that there is an increase of diffusion as the rounds continue which is to be expected</text:p>
      <text:p text:style-name="P7">Code Implemented <text:span text:style-name="T11">(Python + Java)</text:span>: </text:p>
      <text:p text:style-name="P34">Taken from <text:a xlink:type="simple" xlink:href="http://www.pracspedia.com/INS/DES-java.html" text:style-name="Internet_20_link" text:visited-style-name="Visited_20_Internet_20_Link">http://www.pracspedia.com/INS/DES-java.html</text:a> <text:span text:style-name="T12">and changed to increase efficiency of test and get quicker result,</text:span></text:p>
      <text:p text:style-name="P35">Notable changes include removing user input in place of hardcoding and replacing the hex outputs with binary. <text:span text:style-name="T18">A small piece of Pyhton code shown below was also written to facilitate the checking of changed bits. The output of each round is shown after this and so they were removed from the code for increased readability.</text:span></text:p>
      <text:p text:style-name="P32"/>
      <text:p text:style-name="P32">Xtab = [Xoutzero, Xoutone, Xouttwo, Xoutthr, Xoutfou]</text:p>
      <text:p text:style-name="P32"/>
      <text:p text:style-name="P32">Ytab = [Youtzero, Youtone, Youttwo, Youtthr, Youtfou]</text:p>
      <text:p text:style-name="P32"/>
      <text:p text:style-name="P32">check = 0</text:p>
      <text:p text:style-name="P32"/>
      <text:p text:style-name="P32">for i in range((len(Xtab) - 1)):</text:p>
      <text:p text:style-name="P32"><text:s text:c="4"/>check = 0</text:p>
      <text:p text:style-name="P32"><text:s text:c="4"/>for num, bina in enumerate(Xtab[i], start=0):</text:p>
      <text:p text:style-name="P32"><text:s text:c="8"/>indexer = Xtab[i + 1]</text:p>
      <text:p text:style-name="P32"><text:s text:c="8"/>if bina != indexer[num]:</text:p>
      <text:p text:style-name="P32"><text:s text:c="12"/>check +=1</text:p>
      <text:p text:style-name="P32"><text:s text:c="4"/>print("X:" + str(check) + " Percent:" + str((check/64) * 100))</text:p>
      <text:p text:style-name="P32"><text:s text:c="4"/></text:p>
      <text:p text:style-name="P32">print("")</text:p>
      <text:p text:style-name="P32"/>
      <text:p text:style-name="P32">for i in range((len(Ytab) - 1)):</text:p>
      <text:p text:style-name="P32"><text:s text:c="4"/>check = 0</text:p>
      <text:p text:style-name="P32"><text:s text:c="4"/>for num, bina in enumerate(Ytab[i], start=0):</text:p>
      <text:p text:style-name="P32"><text:s text:c="8"/>indexer = Ytab[i + 1]</text:p>
      <text:p text:style-name="P32"><text:s text:c="8"/>if bina != indexer[num]:</text:p>
      <text:p text:style-name="P32"><text:s text:c="12"/>check +=1</text:p>
      <text:p text:style-name="P32"><text:s text:c="4"/>print("Y:" + str(check) + " Percent:" + str((check/64) * 100))</text:p>
      <text:p text:style-name="P32"/>
      <text:p text:style-name="P32">print("")</text:p>
      <text:p text:style-name="P32"><text:soft-page-break/></text:p>
      <text:p text:style-name="P32">for j in range(len(Xtab)):</text:p>
      <text:p text:style-name="P32"><text:s text:c="4"/>check = 0</text:p>
      <text:p text:style-name="P32"><text:s text:c="4"/>for num, bina in enumerate(Xtab[i], start=0):</text:p>
      <text:p text:style-name="P32"><text:s text:c="8"/>indexx = Xtab[j]</text:p>
      <text:p text:style-name="P32"><text:s text:c="8"/>indexy = Ytab[j]</text:p>
      <text:p text:style-name="P32"><text:s text:c="8"/>if indexx[num] != indexy[num]:</text:p>
      <text:p text:style-name="P32"><text:s text:c="12"/>check+=1</text:p>
      <text:p text:style-name="P32"><text:s text:c="4"/>print(str(j)+":" + str(check) + " Percent:" + str((check/64) * 100))</text:p>
      <text:p text:style-name="P35"/>
      <text:p text:style-name="P12"><text:span text:style-name="T20">Comparing Rounds with same input , </text:span>Output when input is x:</text:p>
      <text:p text:style-name="P36">Original:</text:p>
      <text:p text:style-name="P36">0000000000000000000000000000000000000000000000000000000000000000</text:p>
      <text:p text:style-name="P36">Round 1:</text:p>
      <text:p text:style-name="P35">0000000000000000000000000000000011011000110110001101101110111100</text:p>
      <text:p text:style-name="P36">Number of bits changed = <text:span text:style-name="T14">19</text:span> = <text:span text:style-name="T16">29.7%</text:span></text:p>
      <text:p text:style-name="P36">Round 2:</text:p>
      <text:p text:style-name="P3">1101100011011000110110111011110011100111001110101110110101001111</text:p>
      <text:p text:style-name="P37">Number of bits changed = <text:span text:style-name="T14">39</text:span>= <text:span text:style-name="T16">60.9%</text:span></text:p>
      <text:p text:style-name="P36">Round 3:</text:p>
      <text:p text:style-name="P3">1110011100111010111011010100111101011011111110100110101110100110</text:p>
      <text:p text:style-name="P37">Number of bits changed = <text:span text:style-name="T14">35 </text:span>= <text:span text:style-name="T16">54.6%</text:span></text:p>
      <text:p text:style-name="P36">Round 4:</text:p>
      <text:p text:style-name="P3">0101101111111010011010111010011001011110010001011110001001010111</text:p>
      <text:p text:style-name="P37">Number of bits changed = <text:span text:style-name="T14">32 </text:span>= <text:span text:style-name="T16">50.0%</text:span></text:p>
      <text:p text:style-name="P11"><text:span text:style-name="T20">Comparing Rounds with same input, </text:span>Output when input is y:</text:p>
      <text:p text:style-name="P23">Original:</text:p>
      <text:p text:style-name="P25">000000000000<text:span text:style-name="T13">1</text:span>000000000000000000000000000000000000000000000000000</text:p>
      <text:p text:style-name="P23">Round 1:</text:p>
      <text:p text:style-name="P23">0000000000000000000000100000000011011000111110001101101110110100</text:p>
      <text:p text:style-name="P26">Number of bits changed = <text:span text:style-name="T15">21</text:span>= <text:span text:style-name="T16">32.8%</text:span></text:p>
      <text:p text:style-name="P23">Round 2:</text:p>
      <text:p text:style-name="P23">1101100011111000110110111011010011100101001010001110001001101011</text:p>
      <text:p text:style-name="P26">Number of bits changed = <text:span text:style-name="T15">37 </text:span>= <text:span text:style-name="T16">57.8%</text:span></text:p>
      <text:p text:style-name="P23">Round 3:</text:p>
      <text:p text:style-name="P23">1110010100101000111000100110101110000111110101110000001000110110</text:p>
      <text:p text:style-name="P26">Number of bits changed = <text:span text:style-name="T15">38 </text:span>= <text:span text:style-name="T16">59.3%</text:span></text:p>
      <text:p text:style-name="P23">Round 4:</text:p>
      <text:p text:style-name="P23">1000011111010111000000100011011000111101000101001111010100111100</text:p>
      <text:p text:style-name="P26">Number of bits changed = <text:span text:style-name="T15">37 </text:span>= <text:span text:style-name="T16">57.8%</text:span></text:p>
      <text:p text:style-name="P13">Comparing Rounds with different input, X ouput vs Y output:</text:p>
      <text:p text:style-name="P24">Original:</text:p>
      <text:p text:style-name="P27">Number of bits <text:span text:style-name="T21">difference</text:span> <text:span text:style-name="T21">= 1 = 1.5%</text:span></text:p>
      <text:p text:style-name="P24">Round 1:</text:p>
      <text:p text:style-name="P27">Number of bits <text:span text:style-name="T21">difference</text:span> = <text:span text:style-name="T21">3 </text:span>= <text:span text:style-name="T21">4.7%</text:span></text:p>
      <text:p text:style-name="P24">Round 2:</text:p>
      <text:p text:style-name="P27">Number of bits <text:span text:style-name="T21">difference</text:span> = <text:span text:style-name="T21">11 </text:span>= <text:span text:style-name="T21">17.2%</text:span></text:p>
      <text:p text:style-name="P24">Round 3:</text:p>
      <text:p text:style-name="P27"><text:soft-page-break/>Number of bits <text:span text:style-name="T21">difference</text:span> = <text:span text:style-name="T21">24 </text:span>= <text:span text:style-name="T21">37.5%</text:span></text:p>
      <text:p text:style-name="P24">Round 4:</text:p>
      <text:p text:style-name="P27">Number of bits <text:span text:style-name="T21">difference</text:span> = <text:span text:style-name="T15">31 </text:span>= <text:span text:style-name="T21">48.4%</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0:00:48.300276699</meta:creation-date>
    <dc:date>2019-10-16T12:31:51.117548095</dc:date>
    <meta:editing-duration>P1DT4H15M37S</meta:editing-duration>
    <meta:editing-cycles>28</meta:editing-cycles>
    <meta:generator>LibreOffice/6.2.7.1$Linux_X86_64 LibreOffice_project/20$Build-1</meta:generator>
    <meta:document-statistic meta:table-count="0" meta:image-count="0" meta:object-count="0" meta:page-count="8" meta:paragraph-count="241" meta:word-count="1207" meta:character-count="9488" meta:non-whitespace-character-count="7066"/>
  </office:meta>
</office:document-meta>
</file>